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48cf" officeooo:paragraph-rsid="000948c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/ File: binary-search.cpp</text:p>
      <text:p text:style-name="P1">// Inclass exercise for 1/22/2017</text:p>
      <text:p text:style-name="P1"/>
      <text:p text:style-name="P1">#include &lt;iostream&gt;</text:p>
      <text:p text:style-name="P1">#include &lt;iomanip&gt;</text:p>
      <text:p text:style-name="P1">#include &lt;fstream&gt;</text:p>
      <text:p text:style-name="P1">#include &lt;cstdlib&gt; // exit()</text:p>
      <text:p text:style-name="P1"/>
      <text:p text:style-name="P1">// Function prototypes go here</text:p>
      <text:p text:style-name="P1">void read_datafile (std::ifstream &amp;infile, // REC'D/P'BACK: input filestream</text:p>
      <text:p text:style-name="P1"><text:tab/><text:tab/> <text:s text:c="3"/>int array[], <text:s text:c="10"/>// P'BACK: array to be filled</text:p>
      <text:p text:style-name="P1"><text:tab/><text:tab/> <text:s text:c="3"/>int &amp;num_elements); <text:s text:c="3"/>// P'BACK: # elements filled</text:p>
      <text:p text:style-name="P1">void print_array (const int array[], <text:s text:c="6"/>// REC'D: array to print</text:p>
      <text:p text:style-name="P1"><text:tab/><text:tab/> <text:s/>int num_elements); <text:s text:c="6"/>// REC'D: # elements filled</text:p>
      <text:p text:style-name="P1"/>
      <text:p text:style-name="P1">// Function: binary_search</text:p>
      <text:p text:style-name="P1">// Returns the index of the target in an array</text:p>
      <text:p text:style-name="P1">int binary_search (const int an_array[], <text:s text:c="2"/>// RECV'D: array to search</text:p>
      <text:p text:style-name="P1"><text:tab/><text:tab/> <text:s text:c="2"/>int target, <text:s text:c="12"/>// RECV'D: target value</text:p>
      <text:p text:style-name="P1"><text:tab/><text:tab/> <text:s text:c="2"/>int first, <text:s text:c="13"/>// REDV'D: lower bound of range to search</text:p>
      <text:p text:style-name="P1"><text:tab/><text:tab/> <text:s text:c="2"/>int last); <text:s text:c="14"/>// REDV'D: upper bound of range to search</text:p>
      <text:p text:style-name="P1"><text:tab/><text:tab/> <text:s text:c="2"/></text:p>
      <text:p text:style-name="P1">const int ARRAY_SIZE = 100; <text:s/>// C++ constant; don't use #define</text:p>
      <text:p text:style-name="P1"/>
      <text:p text:style-name="P1">int main(int argc, char *argv[])</text:p>
      <text:p text:style-name="P1">{</text:p>
      <text:p text:style-name="P1"><text:s text:c="3"/>using namespace std;</text:p>
      <text:p text:style-name="P1"/>
      <text:p text:style-name="P1"><text:s text:c="3"/>if (argc != 2)</text:p>
      <text:p text:style-name="P1"><text:s text:c="3"/>{</text:p>
      <text:p text:style-name="P1"><text:s text:c="6"/>cerr &lt;&lt; "Usage: " &lt;&lt; argv[0] &lt;&lt; " datafile" &lt;&lt; endl;</text:p>
      <text:p text:style-name="P1"><text:s text:c="6"/>exit(1);</text:p>
      <text:p text:style-name="P1"><text:s text:c="3"/>}</text:p>
      <text:p text:style-name="P1"/>
      <text:p text:style-name="P1"><text:s text:c="3"/>ifstream infile (argv[1]);</text:p>
      <text:p text:style-name="P1"><text:s text:c="3"/>if (!infile)</text:p>
      <text:p text:style-name="P1"><text:s text:c="3"/>{</text:p>
      <text:p text:style-name="P1"><text:s text:c="6"/>cerr &lt;&lt; "Unable to open file: " &lt;&lt; argv[1] &lt;&lt; endl;</text:p>
      <text:p text:style-name="P1"><text:s text:c="6"/>exit(1);</text:p>
      <text:p text:style-name="P1"><text:s text:c="3"/>}</text:p>
      <text:p text:style-name="P1"/>
      <text:p text:style-name="P1"><text:s text:c="3"/>int n, target, position;</text:p>
      <text:p text:style-name="P1"><text:s text:c="3"/>int an_array[ARRAY_SIZE];</text:p>
      <text:p text:style-name="P1"/>
      <text:p text:style-name="P1"><text:s text:c="3"/>read_datafile(infile, an_array, n);</text:p>
      <text:p text:style-name="P1"><text:s text:c="3"/>print_array(an_array, n);</text:p>
      <text:p text:style-name="P1"/>
      <text:p text:style-name="P1"><text:s text:c="3"/>cout &lt;&lt; "\nEnter an integer to search for: ";</text:p>
      <text:p text:style-name="P1"><text:s text:c="3"/>cin &gt;&gt; target;</text:p>
      <text:p text:style-name="P1"><text:soft-page-break/></text:p>
      <text:p text:style-name="P1"><text:s text:c="3"/>// Function call goes here</text:p>
      <text:p text:style-name="P1"><text:s text:c="3"/>position = binary_search(an_array, target, 0, n-1);</text:p>
      <text:p text:style-name="P1"><text:s text:c="3"/>if (position != -1)</text:p>
      <text:p text:style-name="P1"><text:s text:c="6"/>cout &lt;&lt; "The target is at index: " &lt;&lt; position &lt;&lt; endl;</text:p>
      <text:p text:style-name="P1"><text:s text:c="3"/>else</text:p>
      <text:p text:style-name="P1"><text:s text:c="6"/>cout &lt;&lt; "The target is not in the file" &lt;&lt; endl;</text:p>
      <text:p text:style-name="P1"/>
      <text:p text:style-name="P1"><text:s text:c="3"/>return 0;</text:p>
      <text:p text:style-name="P1">}</text:p>
      <text:p text:style-name="P1">int binary_search (const int an_array[], <text:s text:c="2"/>// RECV'D: array to search</text:p>
      <text:p text:style-name="P1"><text:tab/><text:tab/> <text:s text:c="2"/>int target, <text:s text:c="12"/>// RECV'D: target value</text:p>
      <text:p text:style-name="P1"><text:tab/><text:tab/> <text:s text:c="2"/>int first, <text:s text:c="13"/>// REDV'D: lower bound of range to search</text:p>
      <text:p text:style-name="P1"><text:tab/><text:tab/> <text:s text:c="2"/>int last) <text:s text:c="14"/>// REDV'D: upper bound of range to search</text:p>
      <text:p text:style-name="P1">{</text:p>
      <text:p text:style-name="P1"><text:s text:c="2"/>// Base cases:</text:p>
      <text:p text:style-name="P1"><text:s text:c="2"/>// <text:s text:c="5"/>- finding target</text:p>
      <text:p text:style-name="P1"><text:s text:c="2"/>// <text:s text:c="5"/>- not finding the target</text:p>
      <text:p text:style-name="P1"/>
      <text:p text:style-name="P1"><text:s text:c="2"/>// check if indexes have crossed</text:p>
      <text:p text:style-name="P1"><text:s text:c="2"/>if (last &lt; first)</text:p>
      <text:p text:style-name="P1"><text:s text:c="4"/>return -1; <text:s/>// not found, -1 is not a valid array index</text:p>
      <text:p text:style-name="P1"/>
      <text:p text:style-name="P1"><text:s text:c="2"/>// compute the index of the midpoint value</text:p>
      <text:p text:style-name="P1"><text:s text:c="2"/>int mid_index = (first + last)/2;</text:p>
      <text:p text:style-name="P1"><text:s text:c="2"/>// check if it is the target</text:p>
      <text:p text:style-name="P1"><text:s text:c="2"/>if (an_array[mid_index] == target)</text:p>
      <text:p text:style-name="P1"><text:s text:c="4"/>return mid_index; //return the index of the target</text:p>
      <text:p text:style-name="P1"/>
      <text:p text:style-name="P1"><text:s text:c="2"/>if (target &lt; an_array[mid_index])</text:p>
      <text:p text:style-name="P1"><text:s text:c="4"/>//search the "left" half</text:p>
      <text:p text:style-name="P1"><text:s text:c="4"/>//smaller-caller cuts the search space in half</text:p>
      <text:p text:style-name="P1"><text:s text:c="4"/>return binary_search(an_array, target, first, mid_index-1);</text:p>
      <text:p text:style-name="P1"/>
      <text:p text:style-name="P1"><text:s text:c="2"/>//otherwise search the "right" half</text:p>
      <text:p text:style-name="P1"><text:s text:c="2"/>return binary_search(an_array, target, mid_index+1, last);</text:p>
      <text:p text:style-name="P1"/>
      <text:p text:style-name="P1">}</text:p>
      <text:p text:style-name="P1"/>
      <text:p text:style-name="P1">// Function definitions goes here</text:p>
      <text:p text:style-name="P1">void read_datafile (std::ifstream &amp;infile, int array[], int &amp;num_elements)</text:p>
      <text:p text:style-name="P1">{</text:p>
      <text:p text:style-name="P1"><text:s text:c="3"/>int value;</text:p>
      <text:p text:style-name="P1"><text:s text:c="3"/>num_elements = 0;</text:p>
      <text:p text:style-name="P1"><text:s text:c="3"/>while (infile &gt;&gt; value) <text:s/>// read until end of file</text:p>
      <text:p text:style-name="P1"><text:s text:c="3"/>{</text:p>
      <text:p text:style-name="P1"><text:s text:c="6"/>array[num_elements] = value;</text:p>
      <text:p text:style-name="P1"><text:s text:c="6"/>num_elements++;</text:p>
      <text:p text:style-name="P1"><text:s text:c="3"/>}</text:p>
      <text:p text:style-name="P1"><text:soft-page-break/>} // end read_datafile</text:p>
      <text:p text:style-name="P1"/>
      <text:p text:style-name="P1">void print_array (const int array[], int num_elements)</text:p>
      <text:p text:style-name="P1">{</text:p>
      <text:p text:style-name="P1"><text:s text:c="3"/>using namespace std;</text:p>
      <text:p text:style-name="P1"/>
      <text:p text:style-name="P1"><text:s text:c="3"/>for (int i = 0; i &lt; num_elements; i++)</text:p>
      <text:p text:style-name="P1"><text:s text:c="3"/>{</text:p>
      <text:p text:style-name="P1"><text:s text:c="6"/>if (i % 10 == 0)</text:p>
      <text:p text:style-name="P1"><text:tab/> cout &lt;&lt; endl;</text:p>
      <text:p text:style-name="P1"><text:s text:c="6"/>cout &lt;&lt; setw(4) &lt;&lt; array[i];</text:p>
      <text:p text:style-name="P1"><text:s text:c="3"/>}</text:p>
      <text:p text:style-name="P1"><text:s text:c="3"/>cout &lt;&lt; endl;</text:p>
      <text:p text:style-name="P1">} // end print_arra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2T20:21:29.284303083</meta:creation-date>
    <dc:date>2017-02-12T20:21:57.551382241</dc:date>
    <meta:editing-duration>PT29S</meta:editing-duration>
    <meta:editing-cycles>1</meta:editing-cycles>
    <meta:document-statistic meta:table-count="0" meta:image-count="0" meta:object-count="0" meta:page-count="3" meta:paragraph-count="93" meta:word-count="452" meta:character-count="3026" meta:non-whitespace-character-count="2302"/>
    <meta:generator>LibreOffice/5.1.4.2$Linux_X86_64 LibreOffice_project/10m0$Build-2</meta:generator>
  </office:meta>
</office:document-meta>
</file>